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Multiclass - Combine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2" table:number-columns-repeated="13" table:default-cell-style-name="Default"/>
        <table:table-row table:style-name="ro1">
          <table:table-cell table:style-name="ce1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Smote</text:p>
          </table:table-cell>
          <table:table-cell office:value-type="string" calcext:value-type="string">
            <text:p>SmoteNC</text:p>
          </table:table-cell>
          <table:table-cell/>
          <table:table-cell table:style-name="Default"/>
          <table:table-cell office:value-type="string" calcext:value-type="string">
            <text:p>Normal</text:p>
          </table:table-cell>
          <table:table-cell office:value-type="string" calcext:value-type="string">
            <text:p>Smote</text:p>
          </table:table-cell>
          <table:table-cell table:style-name="ce2" office:value-type="string" calcext:value-type="string">
            <text:p>SmoteNC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Smote</text:p>
          </table:table-cell>
          <table:table-cell table:style-name="ce2" office:value-type="string" calcext:value-type="string">
            <text:p>SmoteNC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Smote</text:p>
          </table:table-cell>
          <table:table-cell table:style-name="ce2" office:value-type="string" calcext:value-type="string">
            <text:p>SmoteNC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Smote</text:p>
          </table:table-cell>
          <table:table-cell table:style-name="ce2" office:value-type="string" calcext:value-type="string">
            <text:p>SmoteNC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2" office:value-type="float" office:value="84.48" calcext:value-type="float">
            <text:p>84,48</text:p>
          </table:table-cell>
          <table:table-cell table:style-name="ce2" office:value-type="float" office:value="84.41" calcext:value-type="float">
            <text:p>84,41</text:p>
          </table:table-cell>
          <table:table-cell office:value-type="float" office:value="84.31" calcext:value-type="float">
            <text:p>84,31</text:p>
          </table:table-cell>
          <table:table-cell/>
          <table:table-cell office:value-type="string" calcext:value-type="string">
            <text:p>Classification report</text:p>
          </table:table-cell>
          <table:table-cell table:number-columns-repeated="2" office:value-type="string" calcext:value-type="string">
            <text:p>precision</text:p>
          </table:table-cell>
          <table:table-cell table:style-name="ce2" office:value-type="string" calcext:value-type="string">
            <text:p>precision</text:p>
          </table:table-cell>
          <table:table-cell table:number-columns-repeated="3" table:style-name="ce2" office:value-type="string" calcext:value-type="string">
            <text:p>recall</text:p>
          </table:table-cell>
          <table:table-cell table:number-columns-repeated="3" table:style-name="ce2" office:value-type="string" calcext:value-type="string">
            <text:p>f1-score</text:p>
          </table:table-cell>
          <table:table-cell table:number-columns-repeated="3" table:style-name="ce2" office:value-type="string" calcext:value-type="string">
            <text:p>support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87.17" calcext:value-type="float">
            <text:p>87,17</text:p>
          </table:table-cell>
          <table:table-cell table:style-name="ce2" office:value-type="float" office:value="87.32" calcext:value-type="float">
            <text:p>87,32</text:p>
          </table:table-cell>
          <table:table-cell office:value-type="float" office:value="86.01" calcext:value-type="float">
            <text:p>86,01</text:p>
          </table:table-cell>
          <table:table-cell/>
          <table:table-cell office:value-type="string" calcext:value-type="string">
            <text:p>arp_spoofin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84.48" calcext:value-type="float">
            <text:p>84,48</text:p>
          </table:table-cell>
          <table:table-cell table:style-name="ce2" office:value-type="float" office:value="84.41" calcext:value-type="float">
            <text:p>84,41</text:p>
          </table:table-cell>
          <table:table-cell office:value-type="float" office:value="84.31" calcext:value-type="float">
            <text:p>84,31</text:p>
          </table:table-cell>
          <table:table-cell/>
          <table:table-cell office:value-type="string" calcext:value-type="string">
            <text:p>http_botne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11" calcext:value-type="float">
            <text:p>0,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F1-score</text:p>
          </table:table-cell>
          <table:table-cell table:style-name="ce2" office:value-type="float" office:value="82.12" calcext:value-type="float">
            <text:p>82,12</text:p>
          </table:table-cell>
          <table:table-cell table:style-name="ce2" office:value-type="float" office:value="81.89" calcext:value-type="float">
            <text:p>81,89</text:p>
          </table:table-cell>
          <table:table-cell office:value-type="float" office:value="82.5" calcext:value-type="float">
            <text:p>82,5</text:p>
          </table:table-cell>
          <table:table-cell/>
          <table:table-cell office:value-type="string" calcext:value-type="string">
            <text:p>http_flood</text:p>
          </table:table-cell>
          <table:table-cell table:number-columns-repeated="2" office:value-type="float" office:value="0.7" calcext:value-type="float">
            <text:p>0,7</text:p>
          </table:table-cell>
          <table:table-cell table:style-name="ce2" office:value-type="float" office:value="0.73" calcext:value-type="float">
            <text:p>0,7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93" calcext:value-type="float">
            <text:p>0,93</text:p>
          </table:table-cell>
          <table:table-cell table:number-columns-repeated="3" table:style-name="ce2" office:value-type="float" office:value="0.82" calcext:value-type="float">
            <text:p>0,82</text:p>
          </table:table-cell>
          <table:table-cell table:number-columns-repeated="3" table:style-name="ce2" office:value-type="float" office:value="19782" calcext:value-type="float">
            <text:p>19782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Balanced accuracy</text:p>
          </table:table-cell>
          <table:table-cell table:style-name="ce2" office:value-type="float" office:value="61.39" calcext:value-type="float">
            <text:p>61,39</text:p>
          </table:table-cell>
          <table:table-cell table:style-name="ce2" office:value-type="float" office:value="61.08" calcext:value-type="float">
            <text:p>61,08</text:p>
          </table:table-cell>
          <table:table-cell office:value-type="float" office:value="78.95" calcext:value-type="float">
            <text:p>78,95</text:p>
          </table:table-cell>
          <table:table-cell/>
          <table:table-cell office:value-type="string" calcext:value-type="string">
            <text:p>http_flood_node_red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style-name="ce2" office:value-type="float" office:value="0.82" calcext:value-type="float">
            <text:p>0,82</text:p>
          </table:table-cell>
          <table:table-cell table:number-columns-repeated="2" table:style-name="ce2" office:value-type="float" office:value="0.37" calcext:value-type="float">
            <text:p>0,37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 table:style-name="ce2" office:value-type="float" office:value="0.54" calcext:value-type="float">
            <text:p>0,54</text:p>
          </table:table-cell>
          <table:table-cell table:style-name="ce2" office:value-type="float" office:value="0.62" calcext:value-type="float">
            <text:p>0,62</text:p>
          </table:table-cell>
          <table:table-cell table:number-columns-repeated="3" table:style-name="ce2" office:value-type="float" office:value="13428" calcext:value-type="float">
            <text:p>13428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3"/>
          <table:table-cell table:number-columns-repeated="2"/>
          <table:table-cell office:value-type="string" calcext:value-type="string">
            <text:p>icmp_flo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6029" calcext:value-type="float">
            <text:p>6029</text:p>
          </table:table-cell>
          <table:table-cell table:style-name="ce2"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mqtt_flood</text:p>
          </table:table-cell>
          <table:table-cell table:number-columns-repeated="2" office:value-type="float" office:value="0.83" calcext:value-type="float">
            <text:p>0,83</text:p>
          </table:table-cell>
          <table:table-cell table:style-name="ce2" office:value-type="float" office:value="0.83" calcext:value-type="float">
            <text:p>0,83</text:p>
          </table:table-cell>
          <table:table-cell table:style-name="ce2" office:value-type="float" office:value="0.98" calcext:value-type="float">
            <text:p>0,98</text:p>
          </table:table-cell>
          <table:table-cell table:number-columns-repeated="2" table:style-name="ce2" office:value-type="float" office:value="0.99" calcext:value-type="float">
            <text:p>0,99</text:p>
          </table:table-cell>
          <table:table-cell table:number-columns-repeated="3" table:style-name="ce2" office:value-type="float" office:value="0.9" calcext:value-type="float">
            <text:p>0,9</text:p>
          </table:table-cell>
          <table:table-cell table:number-columns-repeated="3" table:style-name="ce2" office:value-type="float" office:value="19130" calcext:value-type="float">
            <text:p>19130</text:p>
          </table:table-cell>
          <table:table-cell table:style-name="ce2"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normal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27" calcext:value-type="float">
            <text:p>0,27</text:p>
          </table:table-cell>
          <table:table-cell table:number-columns-repeated="2" table:style-name="ce2" office:value-type="float" office:value="0.7" calcext:value-type="float">
            <text:p>0,7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3" table:style-name="ce2" office:value-type="float" office:value="2310" calcext:value-type="float">
            <text:p>2310</text:p>
          </table:table-cell>
          <table:table-cell table:style-name="ce2"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port_scanning</text:p>
          </table:table-cell>
          <table:table-cell office:value-type="float" office:value="0.55" calcext:value-type="float">
            <text:p>0,55</text:p>
          </table:table-cell>
          <table:table-cell office:value-type="float" office:value="0.54" calcext:value-type="float">
            <text:p>0,54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0.88" calcext:value-type="float">
            <text:p>0,88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.97" calcext:value-type="float">
            <text:p>0,97</text:p>
          </table:table-cell>
          <table:table-cell table:number-columns-repeated="2" table:style-name="ce2" office:value-type="float" office:value="0.68" calcext:value-type="float">
            <text:p>0,68</text:p>
          </table:table-cell>
          <table:table-cell table:style-name="ce2" office:value-type="float" office:value="0.7" calcext:value-type="float">
            <text:p>0,7</text:p>
          </table:table-cell>
          <table:table-cell table:number-columns-repeated="3" table:style-name="ce2" office:value-type="float" office:value="1117" calcext:value-type="float">
            <text:p>1117</text:p>
          </table:table-cell>
          <table:table-cell table:style-name="ce2"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tcp_flood</text:p>
          </table:table-cell>
          <table:table-cell office:value-type="float" office:value="0.8" calcext:value-type="float">
            <text:p>0,8</text:p>
          </table:table-cell>
          <table:table-cell office:value-type="float" office:value="0.86" calcext:value-type="float">
            <text:p>0,86</text:p>
          </table:table-cell>
          <table:table-cell table:style-name="ce2" office:value-type="float" office:value="0.86" calcext:value-type="float">
            <text:p>0,86</text:p>
          </table:table-cell>
          <table:table-cell table:style-name="ce2" office:value-type="float" office:value="0.28" calcext:value-type="float">
            <text:p>0,28</text:p>
          </table:table-cell>
          <table:table-cell table:number-columns-repeated="2" table:style-name="ce2" office:value-type="float" office:value="0.24" calcext:value-type="float">
            <text:p>0,24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2" table:style-name="ce2" office:value-type="float" office:value="0.38" calcext:value-type="float">
            <text:p>0,38</text:p>
          </table:table-cell>
          <table:table-cell table:number-columns-repeated="3" table:style-name="ce2" office:value-type="float" office:value="5282" calcext:value-type="float">
            <text:p>5282</text:p>
          </table:table-cell>
          <table:table-cell table:style-name="ce2"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udp_flo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2209" calcext:value-type="float">
            <text:p>22209</text:p>
          </table:table-cell>
          <table:table-cell table:style-name="ce2"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ce2" table:number-columns-repeated="13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accuracy</text:p>
          </table:table-cell>
          <table:table-cell table:number-columns-repeated="2"/>
          <table:table-cell table:style-name="ce2" table:number-columns-repeated="4"/>
          <table:table-cell table:number-columns-repeated="3" table:style-name="ce2" office:value-type="float" office:value="0.84" calcext:value-type="float">
            <text:p>0,84</text:p>
          </table:table-cell>
          <table:table-cell table:number-columns-repeated="3" table:style-name="ce2" office:value-type="float" office:value="89538" calcext:value-type="float">
            <text:p>89538</text:p>
          </table:table-cell>
          <table:table-cell table:style-name="ce2"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macro avg</text:p>
          </table:table-cell>
          <table:table-cell table:number-columns-repeated="2" office:value-type="float" office:value="0.67" calcext:value-type="float">
            <text:p>0,67</text:p>
          </table:table-cell>
          <table:table-cell table:style-name="ce2" office:value-type="float" office:value="0.71" calcext:value-type="float">
            <text:p>0,71</text:p>
          </table:table-cell>
          <table:table-cell table:number-columns-repeated="2" table:style-name="ce2" office:value-type="float" office:value="0.61" calcext:value-type="float">
            <text:p>0,61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64" calcext:value-type="float">
            <text:p>0,64</text:p>
          </table:table-cell>
          <table:table-cell table:number-columns-repeated="3" table:style-name="ce2" office:value-type="float" office:value="89538" calcext:value-type="float">
            <text:p>89538</text:p>
          </table:table-cell>
          <table:table-cell table:style-name="ce2"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weighted avg</text:p>
          </table:table-cell>
          <table:table-cell table:number-columns-repeated="2" office:value-type="float" office:value="0.87" calcext:value-type="float">
            <text:p>0,87</text:p>
          </table:table-cell>
          <table:table-cell table:style-name="ce2" office:value-type="float" office:value="0.86" calcext:value-type="float">
            <text:p>0,86</text:p>
          </table:table-cell>
          <table:table-cell table:number-columns-repeated="3" table:style-name="ce2" office:value-type="float" office:value="0.84" calcext:value-type="float">
            <text:p>0,84</text:p>
          </table:table-cell>
          <table:table-cell table:number-columns-repeated="3" table:style-name="ce2" office:value-type="float" office:value="0.82" calcext:value-type="float">
            <text:p>0,82</text:p>
          </table:table-cell>
          <table:table-cell table:number-columns-repeated="3" table:style-name="ce2" office:value-type="float" office:value="89538" calcext:value-type="float">
            <text:p>89538</text:p>
          </table:table-cell>
          <table:table-cell table:style-name="ce2" table:number-columns-repeated="3"/>
        </table:table-row>
        <table:table-row table:style-name="ro1" table:number-rows-repeated="6">
          <table:table-cell table:number-columns-repeated="3"/>
          <table:table-cell table:style-name="Default" table:number-columns-repeated="5"/>
          <table:table-cell table:number-columns-repeated="7"/>
          <table:table-cell table:style-name="ce2" table:number-columns-repeated="6"/>
        </table:table-row>
        <table:table-row table:style-name="ro1" table:number-rows-repeated="8">
          <table:table-cell table:number-columns-repeated="3"/>
          <table:table-cell table:style-name="Default" table:number-columns-repeated="5"/>
          <table:table-cell table:number-columns-repeated="13"/>
        </table:table-row>
        <table:table-row table:style-name="ro1">
          <table:table-cell table:number-columns-repeated="3"/>
          <table:table-cell table:style-name="ce1"/>
          <table:table-cell table:number-columns-repeated="17"/>
        </table:table-row>
        <table:table-row table:style-name="ro1" table:number-rows-repeated="1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Multiclass - Normal" table:style-name="ta1">
        <table:table-column table:style-name="co3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84.48" calcext:value-type="float">
            <text:p>8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87.17" calcext:value-type="float">
            <text:p>87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84.48" calcext:value-type="float">
            <text:p>8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82.12" calcext:value-type="float">
            <text:p>82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61.39" calcext:value-type="float">
            <text:p>61,3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ification repor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arp_spoof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_botn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_flood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,82</text:p>
          </table:table-cell>
          <table:table-cell office:value-type="float" office:value="19782" calcext:value-type="float">
            <text:p>19782</text:p>
          </table:table-cell>
        </table:table-row>
        <table:table-row table:style-name="ro1">
          <table:table-cell office:value-type="string" calcext:value-type="string">
            <text:p>http_flood_node_red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54" calcext:value-type="float">
            <text:p>0,54</text:p>
          </table:table-cell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string" calcext:value-type="string">
            <text:p>icm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mqtt_flood</text:p>
          </table:table-cell>
          <table:table-cell office:value-type="float" office:value="0.83" calcext:value-type="float">
            <text:p>0,83</text:p>
          </table:table-cell>
          <table:table-cell office:value-type="float" office:value="0.98" calcext:value-type="float">
            <text:p>0,98</text:p>
          </table:table-cell>
          <table:table-cell office:value-type="float" office:value="0.9" calcext:value-type="float">
            <text:p>0,9</text:p>
          </table:table-cell>
          <table:table-cell office:value-type="float" office:value="19130" calcext:value-type="float">
            <text:p>1913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8" calcext:value-type="float">
            <text:p>0,8</text:p>
          </table:table-cell>
          <table:table-cell office:value-type="float" office:value="0.63" calcext:value-type="float">
            <text:p>0,63</text:p>
          </table:table-cell>
          <table:table-cell office:value-type="float" office:value="0.7" calcext:value-type="float">
            <text:p>0,7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port_scanning</text:p>
          </table:table-cell>
          <table:table-cell office:value-type="float" office:value="0.55" calcext:value-type="float">
            <text:p>0,55</text:p>
          </table:table-cell>
          <table:table-cell office:value-type="float" office:value="0.88" calcext:value-type="float">
            <text:p>0,88</text:p>
          </table:table-cell>
          <table:table-cell office:value-type="float" office:value="0.68" calcext:value-type="float">
            <text:p>0,68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tcp_flood</text:p>
          </table:table-cell>
          <table:table-cell office:value-type="float" office:value="0.8" calcext:value-type="float">
            <text:p>0,8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ud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209" calcext:value-type="float">
            <text:p>22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61" calcext:value-type="float">
            <text:p>0,61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</table:table>
      <table:table table:name="Multiclass - SMOTE" table:style-name="ta1">
        <table:table-column table:style-name="co3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84.41" calcext:value-type="float">
            <text:p>84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87.32" calcext:value-type="float">
            <text:p>87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84.41" calcext:value-type="float">
            <text:p>84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81.89" calcext:value-type="float">
            <text:p>81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61.08" calcext:value-type="float">
            <text:p>61,0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ification repor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arp_spoof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_botn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_flood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,82</text:p>
          </table:table-cell>
          <table:table-cell office:value-type="float" office:value="19782" calcext:value-type="float">
            <text:p>19782</text:p>
          </table:table-cell>
        </table:table-row>
        <table:table-row table:style-name="ro1">
          <table:table-cell office:value-type="string" calcext:value-type="string">
            <text:p>http_flood_node_red</text:p>
          </table:table-cell>
          <table:table-cell office:value-type="float" office:value="0.99" calcext:value-type="float">
            <text:p>0,99</text:p>
          </table:table-cell>
          <table:table-cell office:value-type="float" office:value="0.37" calcext:value-type="float">
            <text:p>0,37</text:p>
          </table:table-cell>
          <table:table-cell office:value-type="float" office:value="0.54" calcext:value-type="float">
            <text:p>0,54</text:p>
          </table:table-cell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string" calcext:value-type="string">
            <text:p>icm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mqtt_flood</text:p>
          </table:table-cell>
          <table:table-cell office:value-type="float" office:value="0.83" calcext:value-type="float">
            <text:p>0,83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19130" calcext:value-type="float">
            <text:p>1913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81" calcext:value-type="float">
            <text:p>0,81</text:p>
          </table:table-cell>
          <table:table-cell office:value-type="float" office:value="0.61" calcext:value-type="float">
            <text:p>0,61</text:p>
          </table:table-cell>
          <table:table-cell office:value-type="float" office:value="0.7" calcext:value-type="float">
            <text:p>0,7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port_scanning</text:p>
          </table:table-cell>
          <table:table-cell office:value-type="float" office:value="0.54" calcext:value-type="float">
            <text:p>0,54</text:p>
          </table:table-cell>
          <table:table-cell office:value-type="float" office:value="0.9" calcext:value-type="float">
            <text:p>0,9</text:p>
          </table:table-cell>
          <table:table-cell office:value-type="float" office:value="0.68" calcext:value-type="float">
            <text:p>0,68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tcp_flood</text:p>
          </table:table-cell>
          <table:table-cell office:value-type="float" office:value="0.86" calcext:value-type="float">
            <text:p>0,86</text:p>
          </table:table-cell>
          <table:table-cell office:value-type="float" office:value="0.24" calcext:value-type="float">
            <text:p>0,24</text:p>
          </table:table-cell>
          <table:table-cell office:value-type="float" office:value="0.38" calcext:value-type="float">
            <text:p>0,38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ud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209" calcext:value-type="float">
            <text:p>22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67" calcext:value-type="float">
            <text:p>0,67</text:p>
          </table:table-cell>
          <table:table-cell office:value-type="float" office:value="0.61" calcext:value-type="float">
            <text:p>0,61</text:p>
          </table:table-cell>
          <table:table-cell office:value-type="float" office:value="0.6" calcext:value-type="float">
            <text:p>0,6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</table:table>
      <table:table table:name="Multiclass - SMOTENC" table:style-name="ta1">
        <table:table-column table:style-name="co3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84.31" calcext:value-type="float">
            <text:p>84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86.01" calcext:value-type="float">
            <text:p>86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84.31" calcext:value-type="float">
            <text:p>84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82.5" calcext:value-type="float">
            <text:p>8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78.95" calcext:value-type="float">
            <text:p>78,9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ification repor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arp_spoofing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_botnet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_flood</text:p>
          </table:table-cell>
          <table:table-cell office:value-type="float" office:value="0.73" calcext:value-type="float">
            <text:p>0,73</text:p>
          </table:table-cell>
          <table:table-cell office:value-type="float" office:value="0.93" calcext:value-type="float">
            <text:p>0,93</text:p>
          </table:table-cell>
          <table:table-cell office:value-type="float" office:value="0.82" calcext:value-type="float">
            <text:p>0,82</text:p>
          </table:table-cell>
          <table:table-cell office:value-type="float" office:value="19782" calcext:value-type="float">
            <text:p>19782</text:p>
          </table:table-cell>
        </table:table-row>
        <table:table-row table:style-name="ro1">
          <table:table-cell office:value-type="string" calcext:value-type="string">
            <text:p>http_flood_node_red</text:p>
          </table:table-cell>
          <table:table-cell office:value-type="float" office:value="0.82" calcext:value-type="float">
            <text:p>0,82</text:p>
          </table:table-cell>
          <table:table-cell office:value-type="float" office:value="0.5" calcext:value-type="float">
            <text:p>0,5</text:p>
          </table:table-cell>
          <table:table-cell office:value-type="float" office:value="0.62" calcext:value-type="float">
            <text:p>0,62</text:p>
          </table:table-cell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string" calcext:value-type="string">
            <text:p>icm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mqtt_flood</text:p>
          </table:table-cell>
          <table:table-cell office:value-type="float" office:value="0.83" calcext:value-type="float">
            <text:p>0,83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19130" calcext:value-type="float">
            <text:p>1913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99" calcext:value-type="float">
            <text:p>0,99</text:p>
          </table:table-cell>
          <table:table-cell office:value-type="float" office:value="0.27" calcext:value-type="float">
            <text:p>0,27</text:p>
          </table:table-cell>
          <table:table-cell office:value-type="float" office:value="0.42" calcext:value-type="float">
            <text:p>0,42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port_scanning</text:p>
          </table:table-cell>
          <table:table-cell office:value-type="float" office:value="0.55" calcext:value-type="float">
            <text:p>0,55</text:p>
          </table:table-cell>
          <table:table-cell office:value-type="float" office:value="0.97" calcext:value-type="float">
            <text:p>0,97</text:p>
          </table:table-cell>
          <table:table-cell office:value-type="float" office:value="0.7" calcext:value-type="float">
            <text:p>0,7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tcp_flood</text:p>
          </table:table-cell>
          <table:table-cell office:value-type="float" office:value="0.86" calcext:value-type="float">
            <text:p>0,86</text:p>
          </table:table-cell>
          <table:table-cell office:value-type="float" office:value="0.24" calcext:value-type="float">
            <text:p>0,24</text:p>
          </table:table-cell>
          <table:table-cell office:value-type="float" office:value="0.38" calcext:value-type="float">
            <text:p>0,38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ud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209" calcext:value-type="float">
            <text:p>22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71" calcext:value-type="float">
            <text:p>0,71</text:p>
          </table:table-cell>
          <table:table-cell office:value-type="float" office:value="0.79" calcext:value-type="float">
            <text:p>0,79</text:p>
          </table:table-cell>
          <table:table-cell office:value-type="float" office:value="0.64" calcext:value-type="float">
            <text:p>0,64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</table:table>
      <table:table table:name="Binary - Normal" table:style-name="ta1">
        <table:table-column table:style-name="co2" table:default-cell-style-name="Default"/>
        <table:table-row table:style-name="ro1">
          <table:table-cell/>
        </table:table-row>
      </table:table>
      <table:table table:name="Binary - SMOTE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09:44:57.116038033</meta:creation-date>
    <meta:generator>LibreOffice/7.3.7.2$Linux_X86_64 LibreOffice_project/30$Build-2</meta:generator>
    <dc:date>2023-04-10T15:10:48.122815056</dc:date>
    <meta:editing-duration>PT1H4M45S</meta:editing-duration>
    <meta:editing-cycles>10</meta:editing-cycles>
    <meta:document-statistic meta:table-count="6" meta:cell-count="445" meta:object-count="0"/>
  </office:meta>
</office:document-meta>
</file>